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208faa" fo:background-color="transparent" style:font-size-asian="10.5pt" style:font-weight-asian="normal" style:font-size-complex="10.5pt" style:font-weight-complex="normal"/>
    </style:style>
    <style:style style:name="P4" style:family="paragraph" style:parent-style-name="Frame_20_contents">
      <style:text-properties fo:color="#ce181e" style:font-name="Arial" fo:font-size="10.5pt" officeooo:rsid="00208faa" officeooo:paragraph-rsid="00208faa" fo:background-color="#fff200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08faa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UrbanBody">
      <style:text-properties style:font-name="Arial" fo:font-size="9pt" fo:font-weight="normal" officeooo:paragraph-rsid="0022ab2d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officeooo:paragraph-rsid="001c2e5d" style:font-size-asian="14pt" style:font-weight-asian="normal" style:font-size-complex="14pt" style:font-weight-complex="normal"/>
    </style:style>
    <style:style style:name="P13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16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7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5c2"/>
    </style:style>
    <style:style style:name="T5" style:family="text">
      <style:text-properties officeooo:rsid="001ec1a5"/>
    </style:style>
    <style:style style:name="T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" style:family="text">
      <style:text-properties fo:color="#ce181e" fo:background-color="#ffff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22ab2d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8"><text:span text:style-name="T10">do text</text:span></text:p><text:p text:style-name="P18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6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8cm" svg:y="0.295cm" svg:width="9.012cm" svg:height="3.433cm" draw:z-index="1"><draw:text-box><text:p text:style-name="P2">COMMISSION CONSULTATIVE D’AMÉNAGEMENT DU TERRITOIRE et DE LA MOBILITÉ </text:p><text:p text:style-name="P3">A L'ATTENTION DE : <text:span text:style-name="T7">NOM</text:span></text:p><text:p text:style-name="P4">ADRESS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12">Demande d'avis <text:span text:style-name="T5">pour une demande de permis intégré.</text:span></text:p>
      <text:p text:style-name="P11"/>
      <text:p text:style-name="P8">Agent traitant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11"><office:annotation><dc:creator>Gauthier Bastien</dc:creator><dc:date>2011-01-13T14:56:41</dc:date><text:p text:style-name="P18"><text:span text:style-name="T10">do text</text:span></text:p><text:p text:style-name="P18"><text:span text:style-name="T10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8"><text:span text:style-name="T13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2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9"/>
      <text:p text:style-name="P14">Monsieur le Président,</text:p>
      <text:p text:style-name="P13"/>
      <text:p text:style-name="P13">Nous vous transmettons en annexe, pour avis, le dossier introduit par <text:text-input text:description="Demandeurs">self.getApplicantsSignaletic()</text:text-input>.</text:p>
      <text:p text:style-name="P13"/>
      <text:p text:style-name="P15"><office:annotation><dc:creator>bleybaert</dc:creator><dc:date>2018-07-20T14:22:58</dc:date><loext:sender-initials>ble</loext:sender-initials><text:p text:style-name="P18"><text:span text:style-name="T11">do text if self.getIsInSubdivision()</text:span></text:p></office:annotation>Ce terrain <text:span text:style-name="T9">est </text:span>compris dans un <text:span text:style-name="T5">permis d’urbanisation</text:span> autorisé par le Collège.</text:p>
      <text:p text:style-name="P17"><office:annotation><dc:creator>bleybaert</dc:creator><dc:date>2018-07-20T14:24:05</dc:date><loext:sender-initials>ble</loext:sender-initials><text:p text:style-name="P18"><text:span text:style-name="T11">do text if not self.getIsInSubdivision()</text:span></text:p></office:annotation>Ce terrain n'est pas compris dans un permis d'urbanisation autorisé par le Collège.</text:p>
      <text:p text:style-name="P16"/>
      <text:p text:style-name="P15"><text:span text:style-name="T5">Nous vous saurions gré </text:span>de nous transmettre votre avis dans les trente jours à dater <text:span text:style-name="T4">de l'envoi</text:span> de la présente.</text:p>
      <text:p text:style-name="P15"/>
      <text:p text:style-name="P13">Nous vous souhaitons bonne réception de la présente et de ses annexes, et vous prions d'agréer, Monsieur le Président, l'expression de nos sentiments distingués.</text:p>
      <text:p text:style-name="P10"/>
      <text:p text:style-name="P10"><office:annotation><dc:creator>Gauthier Bastien</dc:creator><dc:date>2011-01-13T14:56:41</dc:date><text:p text:style-name="P18"><text:span text:style-name="T10">do text</text:span></text:p><text:p text:style-name="P18"><text:span text:style-name="T10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7:39.696855071</dc:date>
    <dc:language>fr-FR</dc:language>
    <meta:editing-cycles>117</meta:editing-cycles>
    <meta:editing-duration>P1DT13H57M39S</meta:editing-duration>
    <dc:creator>bleybaert</dc:creator>
    <meta:document-statistic meta:table-count="0" meta:image-count="0" meta:object-count="0" meta:page-count="1" meta:paragraph-count="19" meta:word-count="162" meta:character-count="1176" meta:non-whitespace-character-count="1054"/>
    <meta:user-defined meta:name="Info 1"/>
    <meta:user-defined meta:name="Info 2"/>
    <meta:user-defined meta:name="Info 3"/>
    <meta:user-defined meta:name="Info 4"/>
  </office:meta>
</office:document-meta>
</file>